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Times New Roman2" svg:font-family="'Times New Roman'" style:font-family-generic="swiss"/>
    <style:font-face style:name="Courier New1" svg:font-family="'Courier New'" style:font-family-generic="modern" style:font-pitch="fixed"/>
    <style:font-face style:name="Andale Sans UI1" svg:font-family="'Andale Sans UI'" style:font-family-generic="modern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2" svg:font-family="'Andale Sans UI'" style:font-family-generic="swiss" style:font-pitch="variable"/>
    <style:font-face style:name="Arial2" svg:font-family="Arial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63cm"/>
    </style:style>
    <style:style style:name="pr5" style:family="presentation" style:parent-style-name="Default-outline1">
      <style:graphic-properties fo:min-height="16.381cm"/>
    </style:style>
    <style:style style:name="pr6" style:family="presentation" style:parent-style-name="Default-outline1">
      <style:graphic-properties fo:min-height="17.827cm"/>
    </style:style>
    <style:style style:name="pr7" style:family="presentation" style:parent-style-name="Default-outline1">
      <style:graphic-properties fo:min-height="18.426cm"/>
    </style:style>
    <style:style style:name="pr8" style:family="presentation" style:parent-style-name="Default-outline1">
      <style:graphic-properties fo:min-height="16.563cm"/>
    </style:style>
    <style:style style:name="pr9" style:family="presentation" style:parent-style-name="Default-outline1">
      <style:graphic-properties fo:min-height="13.271cm"/>
    </style:style>
    <style:style style:name="pr10" style:family="presentation" style:parent-style-name="Default-outline1">
      <style:graphic-properties fo:min-height="13.877cm"/>
    </style:style>
    <style:style style:name="pr11" style:family="presentation" style:parent-style-name="Default-outline1">
      <style:graphic-properties fo:min-height="20.828cm"/>
    </style:style>
    <style:style style:name="P1" style:family="paragraph">
      <loext:graphic-properties draw:fill-color="#ffffff"/>
    </style:style>
    <style:style style:name="P2" style:family="paragraph">
      <style:paragraph-properties style:text-autospace="none"/>
    </style:style>
    <style:style style:name="P3" style:family="paragraph">
      <style:text-properties fo:color="#800000"/>
    </style:style>
    <style:style style:name="P4" style:family="paragraph">
      <style:paragraph-properties fo:margin-left="0cm" fo:margin-right="0cm" fo:text-align="justify" fo:text-indent="0cm"/>
    </style:style>
    <style:style style:name="T1" style:family="text">
      <style:text-properties fo:color="#800000" style:text-outline="false" style:text-line-through-style="none" style:text-line-through-type="none" style:font-name="Courier New1" fo:font-size="24pt" fo:language="zxx" fo:country="none" fo:font-style="normal" fo:text-shadow="none" style:text-underline-style="none" style:letter-kerning="true" style:font-name-asian="Courier New1" style:font-size-asian="24pt" style:language-asian="zxx" style:country-asian="none" style:font-style-asian="normal" style:font-name-complex="Courier New1" style:font-size-complex="24pt" style:language-complex="zxx" style:country-complex="none" style:font-style-complex="normal" style:text-emphasize="none" style:font-relief="none"/>
    </style:style>
    <style:style style:name="T2" style:family="text">
      <style:text-properties fo:color="#000000" style:font-name="Times New Roman2" fo:font-size="32pt" fo:font-weight="bold" style:letter-kerning="true" style:font-name-asian="Arial3" style:font-size-asian="10.5pt" style:font-name-complex="Times New Roman2" style:font-size-complex="10.5pt"/>
    </style:style>
    <style:style style:name="T3" style:family="text">
      <style:text-properties fo:color="#000000" style:font-name="Times New Roman2" fo:font-size="32pt" style:letter-kerning="true" style:font-name-asian="Times New Roman2" style:font-size-asian="32pt" style:font-name-complex="Times New Roman2" style:font-size-complex="32pt"/>
    </style:style>
    <style:style style:name="T4" style:family="text">
      <style:text-properties fo:color="#000000" style:font-name="Arial3" fo:font-size="32pt" style:letter-kerning="true" style:font-name-asian="Arial3" style:font-size-asian="32pt" style:font-name-complex="Arial3" style:font-size-complex="32pt"/>
    </style:style>
    <style:style style:name="T5" style:family="text">
      <style:text-properties fo:color="#000000" style:font-name="Times New Roman2" fo:font-size="32pt" fo:font-weight="bold" style:letter-kerning="true" style:font-name-asian="Times New Roman2" style:font-size-asian="32pt" style:font-weight-asian="bold" style:font-name-complex="Times New Roman2" style:font-size-complex="32pt" style:font-weight-complex="bold"/>
    </style:style>
    <style:style style:name="T6" style:family="text">
      <style:text-properties fo:color="#000000" style:font-name="Times New Roman2" fo:font-size="24pt" fo:font-weight="bold" style:letter-kerning="true" style:font-name-asian="Arial3" style:font-size-asian="9pt" style:font-name-complex="Times New Roman2" style:font-size-complex="9pt"/>
    </style:style>
    <style:style style:name="T7" style:family="text">
      <style:text-properties fo:color="#000000" style:font-name="Times New Roman2" fo:font-size="24pt" style:letter-kerning="true" style:font-name-asian="Times New Roman2" style:font-size-asian="24pt" style:font-name-complex="Times New Roman2" style:font-size-complex="24pt"/>
    </style:style>
    <style:style style:name="T8" style:family="text">
      <style:text-properties fo:color="#000000" style:font-name="Arial3" fo:font-size="24pt" style:letter-kerning="true" style:font-name-asian="Arial3" style:font-size-asian="24pt" style:font-name-complex="Arial3" style:font-size-complex="24pt"/>
    </style:style>
    <style:style style:name="T9" style:family="text">
      <style:text-properties fo:color="#000000" style:font-name="Times New Roman2" fo:font-size="24pt" fo:font-weight="bold" style:letter-kerning="true" style:font-name-asian="Times New Roman2" style:font-size-asian="24pt" style:font-weight-asian="bold" style:font-name-complex="Times New Roman2" style:font-size-complex="24pt" style:font-weight-complex="bold"/>
    </style:style>
    <style:style style:name="T10" style:family="text">
      <style:text-properties fo:color="#000000" style:text-outline="false" style:text-line-through-style="none" style:text-line-through-type="none" style:font-name="Times New Roman2" fo:font-size="54pt" fo:language="zxx" fo:country="none" fo:font-style="normal" fo:text-shadow="none" style:text-underline-style="none" fo:font-weight="normal" style:letter-kerning="true" style:font-name-asian="Arial3" style:font-size-asian="10.5pt" style:language-asian="zxx" style:country-asian="none" style:font-style-asian="normal" style:font-weight-asian="normal" style:font-name-complex="Times New Roman2" style:font-size-complex="10.5pt" style:language-complex="zxx" style:country-complex="none" style:font-style-complex="normal" style:font-weight-complex="normal" style:text-emphasize="none" style:font-relief="none"/>
    </style:style>
    <style:style style:name="T11" style:family="text">
      <style:text-properties fo:color="#000000" style:font-name="Times New Roman2" fo:font-size="32pt" style:letter-kerning="true" style:font-name-asian="Arial3" style:font-size-asian="10.5pt" style:font-name-complex="Times New Roman2" style:font-size-complex="10.5pt"/>
    </style:style>
    <style:style style:name="T12" style:family="text">
      <style:text-properties fo:color="#000000" style:font-name="Arial3" fo:font-size="18pt" style:letter-kerning="true" style:font-name-asian="Arial3" style:font-size-asian="5.40000009536743pt" style:font-name-complex="Arial3" style:font-size-complex="5.40000009536743pt"/>
    </style:style>
    <style:style style:name="T13" style:family="text">
      <style:text-properties fo:color="#000000" style:font-name="Arial3" fo:font-size="18pt" fo:font-style="italic" style:letter-kerning="true" style:font-name-asian="Arial3" style:font-size-asian="18pt" style:font-style-asian="italic" style:font-name-complex="Arial3" style:font-size-complex="18pt" style:font-style-complex="italic"/>
    </style:style>
    <style:style style:name="T14" style:family="text">
      <style:text-properties fo:color="#000000" style:font-name="Arial3" fo:font-size="18pt" style:letter-kerning="true" style:font-name-asian="Arial3" style:font-size-asian="18pt" style:font-name-complex="Arial3" style:font-size-complex="18pt"/>
    </style:style>
    <style:style style:name="T15" style:family="text">
      <style:text-properties fo:color="#000000" style:font-name="Arial3" fo:font-size="18pt" fo:font-weight="bold" style:letter-kerning="true" style:font-name-asian="Arial3" style:font-size-asian="18pt" style:font-name-complex="Arial3" style:font-size-complex="18pt"/>
    </style:style>
    <style:style style:name="T16" style:family="text">
      <style:text-properties fo:color="#000000" style:font-name="Arial3" fo:font-size="18pt" fo:font-weight="bold" style:letter-kerning="true" style:font-name-asian="Arial3" style:font-size-asian="18pt" style:font-weight-asian="bold" style:font-name-complex="Arial3" style:font-size-complex="18pt" style:font-weight-complex="bold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color="#000000" style:font-name="Arial3" fo:font-size="36pt" style:letter-kerning="true" style:font-name-asian="Arial3" style:font-size-asian="10.5pt" style:font-name-complex="Arial3" style:font-size-complex="10.5pt"/>
    </style:style>
    <style:style style:name="T19" style:family="text">
      <style:text-properties fo:color="#000000" style:font-name="Arial3" fo:font-size="16pt" style:letter-kerning="true" style:font-name-asian="Arial3" style:font-size-asian="16pt" style:font-name-complex="Arial3" style:font-size-complex="16pt"/>
    </style:style>
    <style:style style:name="T20" style:family="text">
      <style:text-properties fo:color="#000000" style:font-name="Arial3" fo:font-size="36pt" style:letter-kerning="true" style:font-name-asian="Arial3" style:font-size-asian="36pt" style:font-name-complex="Arial3" style:font-size-complex="36pt"/>
    </style:style>
    <style:style style:name="T21" style:family="text">
      <style:text-properties fo:font-size="3.20000004768372pt" style:font-size-asian="3.20000004768372pt" style:font-size-complex="3.200000047683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JSP &amp; JSF</text:p>
          </draw:text-box>
        </draw:frame>
        <draw:frame presentation:style-name="pr2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JSP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Если сервлеты – это попытка добавить немного HTML в Java , то JSP – это попытка добавить немного Java в HTML.</text:p>
              </text:list-item>
              <text:list-item>
                <text:p>JSP всегда транслируются в сервлет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2.663cm" svg:x="1.4cm" svg:y="0.837cm" presentation:class="title" presentation:user-transformed="true">
          <draw:text-box>
            <text:p>Пример JSP</text:p>
          </draw:text-box>
        </draw:frame>
        <draw:frame presentation:style-name="pr5" draw:text-style-name="P3" draw:layer="layout" svg:width="25.199cm" svg:height="16.381cm" svg:x="1cm" svg:y="3.619cm" presentation:class="outline" presentation:user-transformed="true">
          <draw:text-box>
            <text:p text:style-name="P2"><text:span text:style-name="T1">&lt;HTML&gt;</text:span><text:span text:style-name="T1"><text:line-break/></text:span><text:span text:style-name="T1">&lt;HEAD&gt;</text:span><text:span text:style-name="T1"><text:line-break/></text:span><text:span text:style-name="T1"> <text:s text:c="3"/>&lt;TITLE&gt;JSP Expressions&lt;/TITLE&gt;</text:span><text:span text:style-name="T1"><text:line-break/></text:span><text:span text:style-name="T1">&lt;/HEAD&gt;</text:span><text:span text:style-name="T1"><text:line-break/></text:span><text:span text:style-name="T1">&lt;BODY&gt;</text:span><text:span text:style-name="T1"><text:line-break/></text:span><text:span text:style-name="T1">&lt;H2&gt;JSP Expressions&lt;/H2&gt;</text:span><text:span text:style-name="T1"><text:line-break/></text:span><text:span text:style-name="T1">&lt;UL&gt;</text:span><text:span text:style-name="T1"><text:line-break/></text:span><text:span text:style-name="T1"> <text:s text:c="3"/>&lt;LI&gt;Current time: &lt;%= new java.util.Date() %&gt;</text:span><text:span text:style-name="T1"><text:line-break/></text:span><text:span text:style-name="T1"> <text:s text:c="3"/>&lt;LI&gt;Server: &lt;%= application.getServerInfo() %&gt;</text:span><text:span text:style-name="T1"><text:line-break/></text:span><text:span text:style-name="T1"> <text:s text:c="3"/>&lt;LI&gt;Session ID: &lt;%= session.getId() %&gt;</text:span><text:span text:style-name="T1"><text:line-break/></text:span><text:span text:style-name="T1"> <text:s text:c="3"/>&lt;LI&gt;The &lt;CODE&gt;testParam&lt;/CODE&gt; form parameter:</text:span><text:span text:style-name="T1"><text:line-break/></text:span><text:span text:style-name="T1"> <text:s text:c="11"/>&lt;%= request.getParameter("testParam") %&gt;</text:span><text:span text:style-name="T1"><text:line-break/></text:span><text:span text:style-name="T1">&lt;/UL&gt;</text:span><text:span text:style-name="T1"><text:line-break/></text:span><text:span text:style-name="T1">&lt;/BODY&gt;</text:span><text:span text:style-name="T1"><text:line-break/></text:span><text:span text:style-name="T1">&lt;/HTML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301cm" svg:y="-0.506cm" presentation:class="title" presentation:user-transformed="true">
          <draw:text-box>
            <text:p>Конструкции</text:p>
          </draw:text-box>
        </draw:frame>
        <draw:frame presentation:style-name="pr6" draw:layer="layout" svg:width="25.199cm" svg:height="17.827cm" svg:x="1.5cm" svg:y="2.657cm" presentation:class="outline" presentation:user-transformed="true">
          <draw:text-box>
            <text:p text:style-name="P4"><text:span text:style-name="T2">Expressions</text:span></text:p>
            <text:p text:style-name="P4"><text:span text:style-name="T3">- &lt;%= expression %&gt;</text:span></text:p>
            <text:p text:style-name="P4"><text:span text:style-name="T3">- Выполняется в добавляется в поток вывода сервлета</text:span></text:p>
            <text:p text:style-name="P4"><text:span text:style-name="T4">• </text:span><text:span text:style-name="T5">Scriptlets</text:span></text:p>
            <text:p text:style-name="P4"><text:span text:style-name="T3">- Format: &lt;% code %&gt;</text:span></text:p>
            <text:p text:style-name="P4"><text:span text:style-name="T3">- Вставляется в код сервлета внутрь метода _jspService() (который и возвращает результат)</text:span></text:p>
            <text:p text:style-name="P4"><text:span text:style-name="T4">• </text:span><text:span text:style-name="T5">Declarations</text:span></text:p>
            <text:p text:style-name="P4"><text:span text:style-name="T3">- Format: &lt;%! code %&gt;</text:span></text:p>
            <text:p text:style-name="P4"><text:span text:style-name="T3">- Вставляется, как поле класса сервлета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5cm" svg:y="-0.506cm" presentation:class="title" presentation:user-transformed="true">
          <draw:text-box>
            <text:p>Предопределенные переменные</text:p>
          </draw:text-box>
        </draw:frame>
        <draw:frame presentation:style-name="pr7" draw:layer="layout" svg:width="25.199cm" svg:height="18.426cm" svg:x="1.301cm" svg:y="2.5cm" presentation:class="outline" presentation:user-transformed="true">
          <draw:text-box>
            <text:p text:style-name="P4"><text:span text:style-name="T6">request</text:span></text:p>
            <text:p text:style-name="P4"><text:span text:style-name="T7">- The HttpServletRequest (1st argument to service/doGet)</text:span></text:p>
            <text:p text:style-name="P4"><text:span text:style-name="T8">• </text:span><text:span text:style-name="T9">response</text:span></text:p>
            <text:p text:style-name="P4"><text:span text:style-name="T7">- The HttpServletResponse (2nd arg to service/doGet)</text:span></text:p>
            <text:p text:style-name="P4"><text:span text:style-name="T8">• </text:span><text:span text:style-name="T9">out</text:span></text:p>
            <text:p text:style-name="P4"><text:span text:style-name="T7">- The Writer (a buffered version of type JspWriter) used to send output to</text:span></text:p>
            <text:p text:style-name="P4"><text:span text:style-name="T7">the client</text:span></text:p>
            <text:p text:style-name="P4"><text:span text:style-name="T8">• </text:span><text:span text:style-name="T9">session</text:span></text:p>
            <text:p text:style-name="P4"><text:span text:style-name="T7">- The HttpSession associated with the request (unless disabled with the</text:span></text:p>
            <text:p text:style-name="P4"><text:span text:style-name="T7">session attribute of the page directive)</text:span></text:p>
            <text:p text:style-name="P4"><text:span text:style-name="T8">• </text:span><text:span text:style-name="T9">application</text:span></text:p>
            <text:p text:style-name="P4"><text:span text:style-name="T7">- The ServletContext (for sharing data) as obtained via</text:span></text:p>
            <text:p text:style-name="P4"><text:span text:style-name="T7">getServletContext(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 text:style-name="P4"><text:span text:style-name="T10">jsp:include</text:span>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Включает другую страницу в место вызова функции </text:p>
              </text:list-item>
            </text:list>
            <text:p text:style-name="P4"><text:span text:style-name="T11">- &lt;jsp:include page="/myPage.jsp" /&gt;</text:span></text:p>
            <text:p text:style-name="P4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useBean</text:p>
          </draw:text-box>
        </draw:frame>
        <draw:frame presentation:style-name="pr8" draw:layer="layout" svg:width="25.199cm" svg:height="16.563cm" svg:x="1.4cm" svg:y="4.914cm" presentation:class="outline" presentation:user-transformed="true">
          <draw:text-box>
            <text:p text:style-name="P4"><text:span text:style-name="T12">• </text:span><text:span text:style-name="T12">Позволяет не писать какой-то код внутри JSP, и использовать Java класс для этого.</text:span></text:p>
            <text:p text:style-name="P4"><text:span text:style-name="T12">&lt;jsp:useBean id="</text:span><text:span text:style-name="T13">beanName</text:span><text:span text:style-name="T14">" class="</text:span><text:span text:style-name="T13">package</text:span><text:span text:style-name="T14">.</text:span><text:span text:style-name="T13">Class</text:span><text:span text:style-name="T14">" scope="session"/&gt;</text:span></text:p>
            <text:p text:style-name="P4"><text:span text:style-name="T15">jsp:setProperty</text:span></text:p>
            <text:p text:style-name="P4"><text:span text:style-name="T14">- Устанавливает какое-то свойство в бине. Можно ставить звездочку, чтобы пробросить все параметры в bin</text:span></text:p>
            <text:p text:style-name="P4"><text:span text:style-name="T14">• </text:span><text:span text:style-name="T14">&lt;jsp:setProperty name="</text:span><text:span text:style-name="T13">beanName</text:span><text:span text:style-name="T14">“</text:span></text:p>
            <text:p text:style-name="P4"><text:span text:style-name="T14">property="</text:span><text:span text:style-name="T13">propertyName</text:span><text:span text:style-name="T14">"</text:span></text:p>
            <text:p text:style-name="P4"><text:span text:style-name="T14">value|param="</text:span><text:span text:style-name="T13">propertyValue или имя параметра из запроса</text:span><text:span text:style-name="T14">" /&gt;</text:span></text:p>
            <text:p text:style-name="P4"><text:span text:style-name="T14">• </text:span><text:span text:style-name="T16">jsp:getProperty</text:span></text:p>
            <text:p text:style-name="P4"><text:span text:style-name="T14">Читает и выводит свойство бина</text:span></text:p>
            <text:p text:style-name="P4"><text:span text:style-name="T14">used as follows:</text:span></text:p>
            <text:p text:style-name="P4"><text:span text:style-name="T14">• </text:span><text:span text:style-name="T14">&lt;jsp:getProperty name="</text:span><text:span text:style-name="T13">beanName</text:span><text:span text:style-name="T14">"</text:span></text:p>
            <text:p text:style-name="P4"><text:span text:style-name="T14">property="</text:span><text:span text:style-name="T13">propertyName</text:span><text:span text:style-name="T14">" /&gt;</text:span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301cm" svg:y="-0.006cm" presentation:class="title" presentation:user-transformed="true">
          <draw:text-box>
            <text:p>UseBean scope</text:p>
          </draw:text-box>
        </draw:frame>
        <draw:frame presentation:style-name="pr9" draw:layer="layout" svg:width="25.199cm" svg:height="13.271cm" svg:x="1.4cm" svg:y="4.914cm" presentation:class="outline" presentation:user-transformed="true">
          <draw:text-box>
            <text:list text:style-name="L2">
              <text:list-header>
                <text:p><text:span text:style-name="T17"><text:tab/></text:span><text:span text:style-name="T17">Атрибут, определяющий область видимости ссылки на экземпляр объекта JavaBean. Допустимыми значениями являются page, request, session, application. Данный атрибут фактически описывает пространство имен и цикл жизни ссылки на объект. По умолчанию значение объекта равно page.</text:span></text:p>
              </text:list-header>
              <text:list-item>
                <text:p><text:span text:style-name="T17">page (страница). Объект доступен в текущей странице (перенаправление не работает)</text:span></text:p>
              </text:list-item>
              <text:list-item>
                <text:p><text:span text:style-name="T17">request (запрос). Объект доступен во всем запросе</text:span></text:p>
              </text:list-item>
              <text:list-item>
                <text:p><text:span text:style-name="T17">session (сессия). Объект доступен в течении сессии (несколько запросов от одного и того же пользователя)</text:span></text:p>
              </text:list-item>
              <text:list-item>
                <text:p><text:span text:style-name="T17">application (приложение). Один общий объект на приложение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JSTL 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Набор тегов для упрощения жизни</text:p>
              </text:list-item>
              <text:list-item>
                <text:p><text:a xlink:href="http://www.journaldev.com/2090/jstl-tutorial-jstl-example-jstl-core-tags" xlink:type="simple">Сначала нужно подключить библиотеку тегов.</text:a></text:p>
              </text:list-item>
              <text:list-item>
                <text:p>Потом их можно использовать<text:line-break/>&lt;c:forTokens items="Zara,nuha,roshy" delims="," var="name"&gt;</text:p>
                <text:p><text:s text:c="3"/>&lt;c:out value="${name}"/&gt;&lt;p&gt;</text:p>
                <text:p>&lt;/c:forTokens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JSF</text:p>
          </draw:text-box>
        </draw:frame>
        <draw:frame presentation:style-name="pr10" draw:layer="layout" svg:width="25.199cm" svg:height="13.877cm" svg:x="1.4cm" svg:y="4.914cm" presentation:class="outline" presentation:user-transformed="true">
          <draw:text-box>
            <text:p text:style-name="P4"><text:span text:style-name="T18">Спецификация вебферйморвка для разработки веб приложений: включает в себя</text:span></text:p>
            <text:p text:style-name="P4"><text:span text:style-name="T19">− </text:span><text:span text:style-name="T20">Components</text:span></text:p>
            <text:p text:style-name="P4"><text:span text:style-name="T19">− </text:span><text:span text:style-name="T20">Events</text:span></text:p>
            <text:p text:style-name="P4"><text:span text:style-name="T19">− </text:span><text:span text:style-name="T20">Validators &amp; converters</text:span></text:p>
            <text:p text:style-name="P4"><text:span text:style-name="T19">− </text:span><text:span text:style-name="T20">Navigation</text:span></text:p>
            <text:p text:style-name="P4"><text:span text:style-name="T19">− </text:span><text:span text:style-name="T20">Back-end-data integr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JSF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Все запрос проходят через специальный сервлет</text:p>
              </text:list-item>
              <text:list-item>
                <text:p>Сервлет обрабатывает параметры и вызывает ваш код</text:p>
              </text:list-item>
              <text:list-item>
                <text:p>Возвращает результат клиенту</text:p>
              </text:list-item>
              <text:list-item>
                <text:p>Чтобы все это работало – надо зарегистрировать сервлет в web.x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Надо добавить в web.xml</text:p>
          </draw:text-box>
        </draw:frame>
        <draw:frame presentation:style-name="pr11" draw:layer="layout" svg:width="25.199cm" svg:height="20.952cm" svg:x="2cm" svg:y="4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21">&lt;context-param&gt;</text:span></text:p>
              </text:list-item>
              <text:list-item>
                <text:p><text:span text:style-name="T21">&lt;param-name&gt;javax.faces.PROJECT_STAGE&lt;/param-name&gt;</text:span></text:p>
              </text:list-item>
              <text:list-item>
                <text:p><text:span text:style-name="T21">&lt;param-value&gt;Development&lt;/param-value&gt;</text:span></text:p>
              </text:list-item>
              <text:list-item>
                <text:p><text:span text:style-name="T21">&lt;/context-param&gt;</text:span></text:p>
              </text:list-item>
              <text:list-item>
                <text:p><text:span text:style-name="T21">&lt;!-- Welcome page --&gt;</text:span></text:p>
              </text:list-item>
              <text:list-item>
                <text:p><text:span text:style-name="T21">&lt;welcome-file-list&gt;</text:span></text:p>
              </text:list-item>
              <text:list-item>
                <text:p><text:span text:style-name="T21">&lt;welcome-file&gt;faces/index.xhtml&lt;/welcome-file&gt;</text:span></text:p>
              </text:list-item>
              <text:list-item>
                <text:p><text:span text:style-name="T21">&lt;/welcome-file-list&gt;</text:span></text:p>
              </text:list-item>
              <text:list-item>
                <text:p><text:span text:style-name="T21">&lt;!-- JSF mapping --&gt;</text:span></text:p>
              </text:list-item>
              <text:list-item>
                <text:p><text:span text:style-name="T21">&lt;servlet&gt;</text:span></text:p>
              </text:list-item>
              <text:list-item>
                <text:p><text:span text:style-name="T21">&lt;servlet-name&gt;Faces Servlet&lt;/servlet-name&gt;</text:span></text:p>
              </text:list-item>
              <text:list-item>
                <text:p><text:span text:style-name="T21">&lt;servlet-class&gt;javax.faces.webapp.FacesServlet&lt;/servlet-class&gt;</text:span></text:p>
              </text:list-item>
              <text:list-item>
                <text:p><text:span text:style-name="T21">&lt;load-on-startup&gt;1&lt;/load-on-startup&gt;</text:span></text:p>
              </text:list-item>
              <text:list-item>
                <text:p><text:span text:style-name="T21">&lt;/servlet&gt;</text:span></text:p>
              </text:list-item>
              <text:list-item>
                <text:p><text:span text:style-name="T21">&lt;!-- Map these files with JSF --&gt;</text:span></text:p>
              </text:list-item>
              <text:list-item>
                <text:p><text:span text:style-name="T21">&lt;servlet-mapping&gt;</text:span></text:p>
              </text:list-item>
              <text:list-item>
                <text:p><text:span text:style-name="T21">&lt;servlet-name&gt;Faces Servlet&lt;/servlet-name&gt;</text:span></text:p>
              </text:list-item>
              <text:list-item>
                <text:p><text:span text:style-name="T21">&lt;url-pattern&gt;/faces/*&lt;/url-pattern&gt;</text:span></text:p>
              </text:list-item>
              <text:list-item>
                <text:p><text:span text:style-name="T21">&lt;/servlet-mapping&gt;</text:span></text:p>
              </text:list-item>
              <text:list-item>
                <text:p><text:span text:style-name="T21">&lt;servlet-mapping&gt;</text:span></text:p>
              </text:list-item>
              <text:list-item>
                <text:p><text:span text:style-name="T21">&lt;servlet-name&gt;Faces Servlet&lt;/servlet-name&gt;</text:span></text:p>
              </text:list-item>
              <text:list-item>
                <text:p><text:span text:style-name="T21">&lt;url-pattern&gt;*.jsf&lt;/url-pattern&gt;</text:span></text:p>
              </text:list-item>
              <text:list-item>
                <text:p><text:span text:style-name="T21">&lt;/servlet-mapping&gt;</text:span></text:p>
              </text:list-item>
              <text:list-item>
                <text:p><text:span text:style-name="T21">&lt;servlet-mapping&gt;</text:span></text:p>
              </text:list-item>
              <text:list-item>
                <text:p><text:span text:style-name="T21">&lt;servlet-name&gt;Faces Servlet&lt;/servlet-name&gt;</text:span></text:p>
              </text:list-item>
              <text:list-item>
                <text:p><text:span text:style-name="T21">&lt;url-pattern&gt;*.faces&lt;/url-pattern&gt;</text:span></text:p>
              </text:list-item>
              <text:list-item>
                <text:p><text:span text:style-name="T21">&lt;/servlet-mapping&gt;</text:span></text:p>
              </text:list-item>
              <text:list-item>
                <text:p><text:span text:style-name="T21">&lt;servlet-mapping&gt;</text:span></text:p>
              </text:list-item>
              <text:list-item>
                <text:p><text:span text:style-name="T21">&lt;servlet-name&gt;Faces Servlet&lt;/servlet-name&gt;</text:span></text:p>
              </text:list-item>
              <text:list-item>
                <text:p><text:span text:style-name="T21">&lt;url-pattern&gt;*.xhtml&lt;/url-pattern&gt;</text:span></text:p>
              </text:list-item>
              <text:list-item>
                <text:p><text:span text:style-name="T21">&lt;/servlet-mapping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Домашнее задание</text:p>
          </draw:text-box>
        </draw:frame>
        <draw:frame presentation:style-name="pr2" draw:layer="layout" svg:width="25.199cm" svg:height="16.459cm" svg:x="1.4cm" svg:y="4.914cm" presentation:class="outline" presentation:user-transformed="true">
          <draw:text-box>
            <text:list text:style-name="L2">
              <text:list-header>
                <text:p>Создать класс Book с полями автор, количество страниц, название, описание. <text:line-break/>Создать JSP страницу с 4 текстовыми полями (кол-во страниц, , кнопкой "Сохранить" и списком всех ранее сохраненных книг. <text:line-break/>Создать класс BookController, с методами<text:line-break/>getSavedBooks, saveBook(Book) и List&lt;Books&gt; savedBooks;<text:line-break/>При нажатии кнопки "Сохранить" должен создаться новый экземпляр Book, со значениями из <text:s/>введенных полей и добавиться к коллекции savedBooks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Times New Roman2" svg:font-family="'Times New Roman'" style:font-family-generic="swiss"/>
    <style:font-face style:name="Courier New1" svg:font-family="'Courier New'" style:font-family-generic="modern" style:font-pitch="fixed"/>
    <style:font-face style:name="Andale Sans UI1" svg:font-family="'Andale Sans UI'" style:font-family-generic="modern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2" svg:font-family="'Andale Sans UI'" style:font-family-generic="swiss" style:font-pitch="variable"/>
    <style:font-face style:name="Arial2" svg:font-family="Arial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8H49M26S</meta:editing-duration>
    <meta:editing-cycles>11</meta:editing-cycles>
    <meta:generator>LibreOffice/5.0.0.5$Windows_x86 LibreOffice_project/1b1a90865e348b492231e1c451437d7a15bb262b</meta:generator>
    <dc:date>2016-09-30T23:31:50.919000000</dc:date>
    <dc:creator>Andrey  Tarasov</dc:creator>
    <meta:document-statistic meta:object-count="73"/>
  </office:meta>
</office:document-meta>
</file>